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U1. Implantación de aplicaciones</text:p>
      <text:p text:style-name="P1"/>
      <text:p text:style-name="P1"><text:tab/><text:tab/><text:tab/>Práctica2: Personalización de Writer</text:p>
      <text:p text:style-name="P1"/>
      <text:p text:style-name="P1">1. Crea tu propia barra de herramientas con 5 de las opciones que más te gusten y haz que se muestre. Realiza un pantallazo de esa barra.</text:p>
      <text:p text:style-name="Standard"/>
      <text:p text:style-name="Standard"/>
      <text:p text:style-name="Standard"/>
      <text:p text:style-name="P1">2. Añade un botón para crear fórmulas en la barra creada anteriormente y realiza un pantallazo.</text:p>
      <text:p text:style-name="Standard"/>
      <text:p text:style-name="Standard"/>
      <text:p text:style-name="Standard"/>
      <text:p text:style-name="Standard"/>
      <text:p text:style-name="P1">3. Incluye un atajo de teclado nuevo. Llama a la profesora para mostrarlo</text:p>
      <text:p text:style-name="Standard"/>
      <text:p text:style-name="Standard"/>
      <text:p text:style-name="Standard"/>
      <text:p text:style-name="Standard"/>
      <text:p text:style-name="P1">4. En un documento nuevo, copia un texto y utilizando el menú Ver realiza las tareas siguientes:</text:p>
      <text:p text:style-name="P1">a. Añade una regla vertical y horizontal al documento.</text:p>
      <text:p text:style-name="Standard"/>
      <text:p text:style-name="Standard"/>
      <text:p text:style-name="Standard"/>
      <text:p text:style-name="Standard"/>
      <text:p text:style-name="P1">b. Muestra la cuadrícula</text:p>
      <text:p text:style-name="Standard"/>
      <text:p text:style-name="Standard"/>
      <text:p text:style-name="Standard"/>
      <text:p text:style-name="P1">c. Muestra las marcas de formato</text:p>
      <text:p text:style-name="Standard"/>
      <text:p text:style-name="Standard"/>
      <text:p text:style-name="P1"/>
      <text:p text:style-name="P1">d. Oculta las dos barras de desplazamiento (horizontal y vertical).</text:p>
      <text:p text:style-name="Standard"/>
      <text:p text:style-name="Standard"/>
      <text:p text:style-name="Standard"/>
      <text:p text:style-name="P1">e. Prueba los diferentes modos que tiene el área de trabajo. Quédate con el modo que más te</text:p>
      <text:p text:style-name="P1">guste y realiza un pantallazo.</text:p>
      <text:p text:style-name="Standard"/>
      <text:p text:style-name="Standard"/>
      <text:p text:style-name="Standard"/>
      <text:p text:style-name="P1">5. Instala la extensión o plugin Language Tool en Libreoffice Writer únicamente para tu</text:p>
      <text:p text:style-name="P1">usuario. Una vez instalada, realiza un pantallazo del panel de extensiones en el que se vea el</text:p>
      <text:p text:style-name="P1">resultado.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AMPLIACIÓN Busca cuáles son las extensiones más recomendadas, escoge una y a</text:p>
      <text:p text:style-name="P1">continuación instálala únicamente para tu usuario. Realiza un pantallazo del resultado, explica la función y justifica la elección de esa extensión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5T18:53:13.315005480</meta:creation-date>
    <dc:date>2019-10-15T18:55:08.048995060</dc:date>
    <dc:creator>I116-05 </dc:creator>
    <meta:editing-duration>PT1M55S</meta:editing-duration>
    <meta:editing-cycles>1</meta:editing-cycles>
    <meta:document-statistic meta:table-count="0" meta:image-count="0" meta:object-count="0" meta:page-count="2" meta:paragraph-count="17" meta:word-count="198" meta:character-count="1187" meta:non-whitespace-character-count="1000"/>
    <meta:generator>LibreOffice/6.0.4.1$Linux_X86_64 LibreOffice_project/00m0$Build-1</meta:generator>
  </office:meta>
</office:document-meta>
</file>